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Liberation Sans1" fo:font-size="14pt" fo:background-color="transparent" style:font-size-asian="14pt" style:font-size-complex="14pt"/>
    </style:style>
    <style:style style:name="P2" style:family="paragraph">
      <loext:graphic-properties draw:fill="none" draw:fill-color="#ffffff"/>
      <style:text-properties fo:font-size="14pt" fo:background-color="transparen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style:font-name="Liberation Sans1" fo:font-size="14pt" fo:background-color="transparent" style:font-size-asian="14pt" style:font-size-complex="14pt"/>
    </style:style>
    <style:style style:name="T2" style:family="text">
      <style:text-properties style:font-name="Liberation Sans1" fo:font-size="14pt" style:text-underline-style="solid" style:text-underline-width="auto" style:text-underline-color="font-color" fo:background-color="transparent" style:font-size-asian="14pt" style:font-size-complex="14pt"/>
    </style:style>
    <style:style style:name="T3" style:family="text">
      <style:text-properties style:font-name="Liberation Sans1" fo:font-size="14pt" style:text-underline-style="none" fo:background-color="transparent" style:font-size-asian="14pt" style:font-size-complex="14pt"/>
    </style:style>
    <style:style style:name="T4" style:family="text">
      <style:text-properties fo:font-size="14pt" fo:background-color="transparent" style:font-size-asian="14pt" style:font-size-complex="14pt"/>
    </style:style>
    <style:style style:name="T5" style:family="text">
      <style:text-properties fo:color="#ce181e" fo:font-size="14pt" style:text-underline-style="solid" style:text-underline-width="auto" style:text-underline-color="font-color" fo:background-color="transparen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background-color="transparent" style:font-size-asian="14pt" style:font-size-complex="14pt"/>
    </style:style>
    <style:style style:name="T7" style:family="text">
      <style:text-properties fo:color="#ce181e" fo:font-size="14pt" style:text-underline-style="none" fo:background-color="transparent" style:font-size-asian="14pt" style:font-size-complex="14pt"/>
    </style:style>
    <style:style style:name="T8" style:family="text">
      <style:text-properties fo:color="#000000" fo:font-size="14pt" style:text-underline-style="solid" style:text-underline-width="auto" style:text-underline-color="font-color" fo:background-color="transparen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none" fo:background-color="transparent" style:font-size-asian="14pt" style:font-size-complex="14pt"/>
    </style:style>
    <style:style style:name="T12" style:family="text">
      <style:text-properties fo:color="#000000" fo:font-size="14pt" style:text-underline-style="none" style:font-size-asian="14pt" style:font-size-complex="14pt"/>
    </style:style>
    <style:style style:name="T13" style:family="text">
      <style:text-properties fo:color="#cc0000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6.4cm" svg:height="1.395cm" svg:x="1cm" svg:y="3.005cm">
          <draw:text-box>
            <text:p><text:span text:style-name="T1">Pessoa(</text:span><text:span text:style-name="T2">matricula,</text:span><text:span text:style-name="T3"> nome, cpf, </text:span><text:span text:style-name="T3">dataNasc, e-mail, logradouro, </text:span><text:span text:style-name="T3">numero, cep, bairro, complemento)</text:span></text:p>
          </draw:text-box>
        </draw:frame>
        <draw:frame draw:style-name="gr2" draw:text-style-name="P2" draw:layer="layout" svg:width="23.4cm" svg:height="0.806cm" svg:x="1cm" svg:y="1.4cm">
          <draw:text-box>
            <text:p><text:span text:style-name="T4">T</text:span><text:span text:style-name="T4">e</text:span><text:span text:style-name="T4">l</text:span><text:span text:style-name="T4">e</text:span><text:span text:style-name="T4">f</text:span><text:span text:style-name="T4">o</text:span><text:span text:style-name="T4">n</text:span><text:span text:style-name="T4">e</text:span><text:span text:style-name="T4">(</text:span><text:span text:style-name="T5">m</text:span><text:span text:style-name="T5">a</text:span><text:span text:style-name="T5">t</text:span><text:span text:style-name="T5">r</text:span><text:span text:style-name="T5">i</text:span><text:span text:style-name="T5">c</text:span><text:span text:style-name="T5">u</text:span><text:span text:style-name="T5">l</text:span><text:span text:style-name="T5">a</text:span><text:span text:style-name="T6">,</text:span><text:span text:style-name="T6"> </text:span><text:span text:style-name="T6">t</text:span><text:span text:style-name="T6">e</text:span><text:span text:style-name="T6">l</text:span><text:span text:style-name="T6">e</text:span><text:span text:style-name="T6">f</text:span><text:span text:style-name="T6">o</text:span><text:span text:style-name="T6">n</text:span><text:span text:style-name="T6">e</text:span><text:span text:style-name="T4">)</text:span></text:p>
          </draw:text-box>
        </draw:frame>
        <draw:frame draw:style-name="gr3" draw:text-style-name="P2" draw:layer="layout" svg:width="7.4cm" svg:height="1.361cm" svg:x="1.2cm" svg:y="4.4cm">
          <draw:text-box>
            <text:p><text:span text:style-name="T4">Aluno(</text:span><text:span text:style-name="T5">matricula, </text:span><text:span text:style-name="T7">codigo</text:span><text:span text:style-name="T8">)</text:span></text:p>
          </draw:text-box>
        </draw:frame>
        <draw:frame draw:style-name="gr2" draw:text-style-name="P2" draw:layer="layout" svg:width="7cm" svg:height="0.806cm" svg:x="11.4cm" svg:y="4.4cm">
          <draw:text-box>
            <text:p><text:span text:style-name="T4">Professor(</text:span><text:span text:style-name="T5">matricula</text:span><text:span text:style-name="T4">)</text:span></text:p>
          </draw:text-box>
        </draw:frame>
        <draw:frame draw:style-name="gr2" draw:text-style-name="P2" draw:layer="layout" svg:width="5.2cm" svg:height="0.806cm" svg:x="4cm" svg:y="5.8cm">
          <draw:text-box>
            <text:p><text:span text:style-name="T4">C</text:span><text:span text:style-name="T4">ur</text:span><text:span text:style-name="T4">s</text:span><text:span text:style-name="T4">o(</text:span><text:span text:style-name="T6">c</text:span><text:span text:style-name="T6">o</text:span><text:span text:style-name="T6">di</text:span><text:span text:style-name="T6">g</text:span><text:span text:style-name="T6">o</text:span><text:span text:style-name="T4">, </text:span><text:span text:style-name="T4">n</text:span><text:span text:style-name="T4">o</text:span><text:span text:style-name="T4">m</text:span><text:span text:style-name="T4">e)</text:span></text:p>
          </draw:text-box>
        </draw:frame>
        <draw:line draw:style-name="gr4" draw:text-style-name="P3" draw:layer="layout" svg:x1="4cm" svg:y1="4.6cm" svg:x2="4cm" svg:y2="3.6cm">
          <text:p/>
        </draw:line>
        <draw:line draw:style-name="gr4" draw:text-style-name="P3" draw:layer="layout" svg:x1="6.2cm" svg:y1="5cm" svg:x2="6.2cm" svg:y2="6cm">
          <text:p/>
        </draw:line>
        <draw:line draw:style-name="gr5" draw:text-style-name="P3" draw:layer="layout" svg:x1="14.8cm" svg:y1="4.4cm" svg:x2="14.8cm" svg:y2="4cm">
          <text:p/>
        </draw:line>
        <draw:line draw:style-name="gr5" draw:text-style-name="P3" draw:layer="layout" svg:x1="14.8cm" svg:y1="4cm" svg:x2="4.6cm" svg:y2="4cm">
          <text:p/>
        </draw:line>
        <draw:line draw:style-name="gr4" draw:text-style-name="P3" draw:layer="layout" svg:x1="4.6cm" svg:y1="4cm" svg:x2="4.6cm" svg:y2="3.6cm">
          <text:p/>
        </draw:line>
        <draw:line draw:style-name="gr4" draw:text-style-name="P3" draw:layer="layout" svg:x1="4.4cm" svg:y1="2.206cm" svg:x2="4.4cm" svg:y2="3.2cm">
          <text:p/>
        </draw:line>
        <draw:frame draw:style-name="gr3" draw:text-style-name="P4" draw:layer="layout" svg:width="8.2cm" svg:height="1.361cm" svg:x="9.4cm" svg:y="5.8cm">
          <draw:text-box>
            <text:p><text:span text:style-name="T9">CursoProfessor(</text:span><text:span text:style-name="T10">matricul</text:span><text:span text:style-name="T10">a, codigo</text:span><text:span text:style-name="T9">)</text:span></text:p>
          </draw:text-box>
        </draw:frame>
        <draw:line draw:style-name="gr4" draw:text-style-name="P3" draw:layer="layout" svg:x1="14.6cm" svg:y1="6cm" svg:x2="14.6cm" svg:y2="5cm">
          <text:p/>
        </draw:line>
        <draw:line draw:style-name="gr5" draw:text-style-name="P3" draw:layer="layout" svg:x1="16.348cm" svg:y1="6.365cm" svg:x2="16.348cm" svg:y2="6.965cm">
          <text:p/>
        </draw:line>
        <draw:line draw:style-name="gr5" draw:text-style-name="P3" draw:layer="layout" svg:x1="16.4cm" svg:y1="7cm" svg:x2="6.6cm" svg:y2="7cm">
          <text:p/>
        </draw:line>
        <draw:line draw:style-name="gr4" draw:text-style-name="P3" draw:layer="layout" svg:x1="6.6cm" svg:y1="7cm" svg:x2="6.6cm" svg:y2="6.4cm">
          <text:p/>
        </draw:line>
        <draw:frame draw:style-name="gr3" draw:text-style-name="P2" draw:layer="layout" svg:width="11.6cm" svg:height="1.361cm" svg:x="11cm" svg:y="9.439cm">
          <draw:text-box>
            <text:p><text:span text:style-name="T4">Disciplina(</text:span><text:span text:style-name="T6">codigo</text:span><text:span text:style-name="T4">, nome, cargaHoraria, </text:span><text:span text:style-name="T4">descricao)</text:span></text:p>
          </draw:text-box>
        </draw:frame>
        <draw:frame draw:style-name="gr3" draw:text-style-name="P2" draw:layer="layout" svg:width="15.4cm" svg:height="1.361cm" svg:x="1.6cm" svg:y="11cm">
          <draw:text-box>
            <text:p><text:span text:style-name="T4">Di</text:span><text:span text:style-name="T4">s</text:span><text:span text:style-name="T4">ci</text:span><text:span text:style-name="T4">pl</text:span><text:span text:style-name="T4">in</text:span><text:span text:style-name="T4">a</text:span><text:span text:style-name="T4">O</text:span><text:span text:style-name="T4">fe</text:span><text:span text:style-name="T4">rt</text:span><text:span text:style-name="T4">a</text:span><text:span text:style-name="T4">d</text:span><text:span text:style-name="T4">a(</text:span><text:span text:style-name="T6">c</text:span><text:span text:style-name="T6">o</text:span><text:span text:style-name="T6">di</text:span><text:span text:style-name="T6">g</text:span><text:span text:style-name="T6">o</text:span><text:span text:style-name="T11">, </text:span><text:span text:style-name="T11">n</text:span><text:span text:style-name="T11">o</text:span><text:span text:style-name="T11">m</text:span><text:span text:style-name="T11">e, </text:span><text:span text:style-name="T11">a</text:span><text:span text:style-name="T11">n</text:span><text:span text:style-name="T11">o, </text:span><text:span text:style-name="T11">s</text:span><text:span text:style-name="T11">e</text:span><text:span text:style-name="T11">m</text:span><text:span text:style-name="T11">e</text:span><text:span text:style-name="T11">st</text:span><text:span text:style-name="T11">re</text:span><text:span text:style-name="T11">, </text:span><text:span text:style-name="T7">c</text:span><text:span text:style-name="T7">o</text:span><text:span text:style-name="T7">di</text:span><text:span text:style-name="T7">g</text:span><text:span text:style-name="T7">o</text:span><text:span text:style-name="T7">Di</text:span><text:span text:style-name="T7">s</text:span><text:span text:style-name="T7">ci</text:span><text:span text:style-name="T7">pl</text:span><text:span text:style-name="T7">in</text:span><text:span text:style-name="T7">a</text:span><text:span text:style-name="T8">)</text:span></text:p>
          </draw:text-box>
        </draw:frame>
        <draw:frame draw:style-name="gr3" draw:text-style-name="P4" draw:layer="layout" svg:width="14.2cm" svg:height="1.361cm" svg:x="0.6cm" svg:y="8.078cm">
          <draw:text-box>
            <text:p><text:span text:style-name="T9">F</text:span><text:span text:style-name="T9">r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i</text:span><text:span text:style-name="T9">a</text:span><text:span text:style-name="T9">(</text:span><text:span text:style-name="T10">m</text:span><text:span text:style-name="T10">a</text:span><text:span text:style-name="T10">t</text:span><text:span text:style-name="T10">r</text:span><text:span text:style-name="T10">i</text:span><text:span text:style-name="T10">c</text:span><text:span text:style-name="T10">u</text:span><text:span text:style-name="T10">l</text:span><text:span text:style-name="T10">a</text:span><text:span text:style-name="T12">,</text:span><text:span text:style-name="T12"> </text:span><text:span text:style-name="T13">c</text:span><text:span text:style-name="T13">o</text:span><text:span text:style-name="T13">d</text:span><text:span text:style-name="T13">i</text:span><text:span text:style-name="T13">g</text:span><text:span text:style-name="T13">o</text:span><text:span text:style-name="T12">,</text:span><text:span text:style-name="T12"> </text:span><text:span text:style-name="T12">d</text:span><text:span text:style-name="T12">a</text:span><text:span text:style-name="T12">t</text:span><text:span text:style-name="T12">a</text:span><text:span text:style-name="T9">,</text:span><text:span text:style-name="T9"> </text:span><text:span text:style-name="T9">h</text:span><text:span text:style-name="T9">o</text:span><text:span text:style-name="T9">r</text:span><text:span text:style-name="T9">a</text:span><text:span text:style-name="T9">r</text:span><text:span text:style-name="T9">i</text:span><text:span text:style-name="T9">o</text:span><text:span text:style-name="T9">I</text:span><text:span text:style-name="T9">n</text:span><text:span text:style-name="T9">i</text:span><text:span text:style-name="T9">c</text:span><text:span text:style-name="T9">i</text:span><text:span text:style-name="T9">o</text:span><text:span text:style-name="T9">,</text:span><text:span text:style-name="T9"> </text:span><text:span text:style-name="T9">h</text:span><text:span text:style-name="T9">o</text:span><text:span text:style-name="T9">r</text:span><text:span text:style-name="T9">a</text:span><text:span text:style-name="T9">r</text:span><text:span text:style-name="T9">i</text:span><text:span text:style-name="T9">o</text:span><text:span text:style-name="T9">F</text:span><text:span text:style-name="T9">i</text:span><text:span text:style-name="T9">m</text:span><text:span text:style-name="T9">)</text:span></text:p>
          </draw:text-box>
        </draw:frame>
        <draw:line draw:style-name="gr5" draw:text-style-name="P3" draw:layer="layout" svg:x1="4.8cm" svg:y1="8.078cm" svg:x2="4.8cm" svg:y2="7.2cm">
          <text:p/>
        </draw:line>
        <draw:line draw:style-name="gr5" draw:text-style-name="P3" draw:layer="layout" svg:x1="4.8cm" svg:y1="7.2cm" svg:x2="3.4cm" svg:y2="7.2cm">
          <text:p/>
        </draw:line>
        <draw:line draw:style-name="gr4" draw:text-style-name="P3" draw:layer="layout" svg:x1="3.4cm" svg:y1="7.2cm" svg:x2="3.4cm" svg:y2="5cm">
          <text:p/>
        </draw:line>
        <draw:frame draw:style-name="gr3" draw:text-style-name="P4" draw:layer="layout" svg:width="9.4cm" svg:height="1.361cm" svg:x="18.6cm" svg:y="6.039cm">
          <draw:text-box>
            <text:p><text:span text:style-name="T9">D</text:span><text:span text:style-name="T9">i</text:span><text:span text:style-name="T9">s</text:span><text:span text:style-name="T9">c</text:span><text:span text:style-name="T9">i</text:span><text:span text:style-name="T9">p</text:span><text:span text:style-name="T9">l</text:span><text:span text:style-name="T9">i</text:span><text:span text:style-name="T9">n</text:span><text:span text:style-name="T9">a</text:span><text:span text:style-name="T9">L</text:span><text:span text:style-name="T9">e</text:span><text:span text:style-name="T9">c</text:span><text:span text:style-name="T9">i</text:span><text:span text:style-name="T9">o</text:span><text:span text:style-name="T9">n</text:span><text:span text:style-name="T9">a</text:span><text:span text:style-name="T9">d</text:span><text:span text:style-name="T9">a</text:span><text:span text:style-name="T9">(</text:span><text:span text:style-name="T10">m</text:span><text:span text:style-name="T10">a</text:span><text:span text:style-name="T10">t</text:span><text:span text:style-name="T10">r</text:span><text:span text:style-name="T10">i</text:span><text:span text:style-name="T10">c</text:span><text:span text:style-name="T10">u</text:span><text:span text:style-name="T10">l</text:span><text:span text:style-name="T10">a</text:span><text:span text:style-name="T10">,</text:span><text:span text:style-name="T10"> </text:span><text:span text:style-name="T10">c</text:span><text:span text:style-name="T10">o</text:span><text:span text:style-name="T10">d</text:span><text:span text:style-name="T10">i</text:span><text:span text:style-name="T10">g</text:span><text:span text:style-name="T10">o</text:span><text:span text:style-name="T9">)</text:span></text:p>
          </draw:text-box>
        </draw:frame>
        <draw:line draw:style-name="gr4" draw:text-style-name="P3" draw:layer="layout" svg:x1="14.8cm" svg:y1="11.2cm" svg:x2="14.8cm" svg:y2="10cm">
          <text:p/>
        </draw:line>
        <draw:line draw:style-name="gr5" draw:text-style-name="P3" draw:layer="layout" svg:x1="24.8cm" svg:y1="6.2cm" svg:x2="24.8cm" svg:y2="5.6cm">
          <text:p/>
        </draw:line>
        <draw:line draw:style-name="gr5" draw:text-style-name="P3" draw:layer="layout" svg:x1="24.8cm" svg:y1="5.6cm" svg:x2="15cm" svg:y2="5.6cm">
          <text:p/>
        </draw:line>
        <draw:line draw:style-name="gr4" draw:text-style-name="P3" draw:layer="layout" svg:x1="15cm" svg:y1="5.6cm" svg:x2="15cm" svg:y2="5cm">
          <text:p/>
        </draw:line>
        <draw:line draw:style-name="gr5" draw:text-style-name="P3" draw:layer="layout" svg:x1="26.6cm" svg:y1="6.8cm" svg:x2="26.6cm" svg:y2="9cm">
          <text:p/>
        </draw:line>
        <draw:line draw:style-name="gr5" draw:text-style-name="P3" draw:layer="layout" svg:x1="26.6cm" svg:y1="9cm" svg:x2="14.8cm" svg:y2="9cm">
          <text:p/>
        </draw:line>
        <draw:line draw:style-name="gr4" draw:text-style-name="P3" draw:layer="layout" svg:x1="14.8cm" svg:y1="9cm" svg:x2="14.8cm" svg:y2="9.439cm">
          <text:p/>
        </draw:line>
        <draw:frame draw:style-name="gr3" draw:text-style-name="P4" draw:layer="layout" svg:width="11cm" svg:height="1.361cm" svg:x="15cm" svg:y="7.6cm">
          <draw:text-box>
            <text:p><text:span text:style-name="T9">C</text:span><text:span text:style-name="T9">u</text:span><text:span text:style-name="T9">r</text:span><text:span text:style-name="T9">s</text:span><text:span text:style-name="T9">o</text:span><text:span text:style-name="T9">D</text:span><text:span text:style-name="T9">is</text:span><text:span text:style-name="T9">ci</text:span><text:span text:style-name="T9">p</text:span><text:span text:style-name="T9">li</text:span><text:span text:style-name="T9">n</text:span><text:span text:style-name="T9">a</text:span><text:span text:style-name="T9">(</text:span><text:span text:style-name="T10">c</text:span><text:span text:style-name="T10">o</text:span><text:span text:style-name="T10">d</text:span><text:span text:style-name="T10">i</text:span><text:span text:style-name="T10">g</text:span><text:span text:style-name="T10">o</text:span><text:span text:style-name="T10">C</text:span><text:span text:style-name="T10">u</text:span><text:span text:style-name="T10">r</text:span><text:span text:style-name="T10">s</text:span><text:span text:style-name="T10">o</text:span><text:span text:style-name="T10">, </text:span><text:span text:style-name="T10">c</text:span><text:span text:style-name="T10">o</text:span><text:span text:style-name="T10">d</text:span><text:span text:style-name="T10">i</text:span><text:span text:style-name="T10">g</text:span><text:span text:style-name="T10">o</text:span><text:span text:style-name="T10">D</text:span><text:span text:style-name="T10">is</text:span><text:span text:style-name="T10">ci</text:span><text:span text:style-name="T10">p</text:span><text:span text:style-name="T10">li</text:span><text:span text:style-name="T10">n</text:span><text:span text:style-name="T10">a</text:span><text:span text:style-name="T9">)</text:span></text:p>
          </draw:text-box>
        </draw:frame>
        <draw:line draw:style-name="gr5" draw:text-style-name="P3" draw:layer="layout" svg:x1="19.6cm" svg:y1="7.4cm" svg:x2="19.6cm" svg:y2="7.6cm">
          <text:p/>
        </draw:line>
        <draw:line draw:style-name="gr5" draw:text-style-name="P3" draw:layer="layout" svg:x1="6cm" svg:y1="7.4cm" svg:x2="19.6cm" svg:y2="7.4cm">
          <text:p/>
        </draw:line>
        <draw:line draw:style-name="gr4" draw:text-style-name="P3" draw:layer="layout" svg:x1="6cm" svg:y1="7.4cm" svg:x2="6cm" svg:y2="6.365cm">
          <text:p/>
        </draw:line>
        <draw:frame draw:style-name="gr6" draw:text-style-name="P4" draw:layer="layout" svg:width="13.2cm" svg:height="1cm" svg:x="11.2cm" svg:y="13.6cm">
          <draw:text-box>
            <text:p><text:span text:style-name="T9">ProfessorDiscOfer(</text:span><text:span text:style-name="T10">codigo, matricula</text:span><text:span text:style-name="T9">, </text:span><text:span text:style-name="T9">dataInicio, dataFim)</text:span></text:p>
          </draw:text-box>
        </draw:frame>
        <draw:line draw:style-name="gr5" draw:text-style-name="P3" draw:layer="layout" svg:x1="16.2cm" svg:y1="13.8cm" svg:x2="16.2cm" svg:y2="13cm">
          <text:p/>
        </draw:line>
        <draw:line draw:style-name="gr5" draw:text-style-name="P3" draw:layer="layout" svg:x1="16.2cm" svg:y1="13cm" svg:x2="6.6cm" svg:y2="13cm">
          <text:p/>
        </draw:line>
        <draw:line draw:style-name="gr4" draw:text-style-name="P3" draw:layer="layout" svg:x1="6.6cm" svg:y1="13cm" svg:x2="6.6cm" svg:y2="11.8cm">
          <text:p/>
        </draw:line>
        <draw:line draw:style-name="gr5" draw:text-style-name="P3" draw:layer="layout" svg:x1="18.2cm" svg:y1="13.6cm" svg:x2="18.2cm" svg:y2="12.2cm">
          <text:p/>
        </draw:line>
        <draw:line draw:style-name="gr5" draw:text-style-name="P3" draw:layer="layout" svg:x1="18.2cm" svg:y1="12.2cm" svg:x2="27.4cm" svg:y2="12cm">
          <text:p/>
        </draw:line>
        <draw:line draw:style-name="gr5" draw:text-style-name="P3" draw:layer="layout" svg:x1="27.4cm" svg:y1="12cm" svg:x2="27.4cm" svg:y2="4cm">
          <text:p/>
        </draw:line>
        <draw:line draw:style-name="gr5" draw:text-style-name="P3" draw:layer="layout" svg:x1="27.4cm" svg:y1="4cm" svg:x2="15.6cm" svg:y2="4cm">
          <text:p/>
        </draw:line>
        <draw:line draw:style-name="gr4" draw:text-style-name="P3" draw:layer="layout" svg:x1="15.6cm" svg:y1="4cm" svg:x2="15.6cm" svg:y2="4.6cm">
          <text:p/>
        </draw:line>
        <draw:frame draw:style-name="gr6" draw:text-style-name="P4" draw:layer="layout" svg:width="6.2cm" svg:height="1cm" svg:x="1.4cm" svg:y="14.2cm">
          <draw:text-box>
            <text:p><text:span text:style-name="T9">H</text:span><text:span text:style-name="T9">o</text:span><text:span text:style-name="T9">r</text:span><text:span text:style-name="T9">a</text:span><text:span text:style-name="T9">ri</text:span><text:span text:style-name="T9">o</text:span><text:span text:style-name="T9">(</text:span><text:span text:style-name="T10">c</text:span><text:span text:style-name="T10">o</text:span><text:span text:style-name="T10">d</text:span><text:span text:style-name="T10">i</text:span><text:span text:style-name="T10">g</text:span><text:span text:style-name="T10">o</text:span><text:span text:style-name="T14">, </text:span><text:span text:style-name="T14">h</text:span><text:span text:style-name="T14">o</text:span><text:span text:style-name="T14">r</text:span><text:span text:style-name="T14">a</text:span><text:span text:style-name="T14">ri</text:span><text:span text:style-name="T14">o</text:span><text:span text:style-name="T9">)</text:span></text:p>
          </draw:text-box>
        </draw:frame>
        <draw:line draw:style-name="gr5" draw:text-style-name="P3" draw:layer="layout" svg:x1="4.2cm" svg:y1="13.961cm" svg:x2="4.2cm" svg:y2="14.2cm">
          <text:p/>
        </draw:line>
        <draw:line draw:style-name="gr5" draw:text-style-name="P3" draw:layer="layout" svg:x1="6.2cm" svg:y1="13.951cm" svg:x2="4.2cm" svg:y2="13.951cm">
          <text:p/>
        </draw:line>
        <draw:line draw:style-name="gr4" draw:text-style-name="P3" draw:layer="layout" svg:x1="6.2cm" svg:y1="13.951cm" svg:x2="6.2cm" svg:y2="11.8cm">
          <text:p/>
        </draw:line>
        <draw:line draw:style-name="gr5" draw:text-style-name="P3" draw:layer="layout" svg:x1="23.4cm" svg:y1="8.2cm" svg:x2="23.4cm" svg:y2="8.6cm">
          <text:p/>
        </draw:line>
        <draw:line draw:style-name="gr5" draw:text-style-name="P3" draw:layer="layout" svg:x1="14.4cm" svg:y1="8.6cm" svg:x2="23.4cm" svg:y2="8.6cm">
          <text:p/>
        </draw:line>
        <draw:line draw:style-name="gr4" draw:text-style-name="P3" draw:layer="layout" svg:x1="14.4cm" svg:y1="8.6cm" svg:x2="14.4cm" svg:y2="9.522cm">
          <text:p/>
        </draw:line>
        <draw:line draw:style-name="gr4" draw:text-style-name="P3" draw:layer="layout" svg:x1="6.4cm" svg:y1="8.8cm" svg:x2="6.4cm" svg:y2="11.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08:49:13.086873690</meta:creation-date>
    <dc:date>2019-09-09T14:25:18.930145725</dc:date>
    <meta:editing-duration>PT1H16M33S</meta:editing-duration>
    <meta:editing-cycles>9</meta:editing-cycles>
    <meta:generator>LibreOffice/5.1.4.2$Linux_X86_64 LibreOffice_project/10m0$Build-2</meta:generator>
    <meta:print-date>2019-09-03T10:16:45.841255482</meta:print-date>
    <meta:document-statistic meta:object-count="74"/>
  </office:meta>
</office:document-meta>
</file>